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7.537cm"/>
    </style:style>
    <style:style style:name="pr1" style:family="presentation" style:parent-style-name="Default-title">
      <style:graphic-properties fo:min-height="5.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subtitle">
      <style:graphic-properties draw:fill-color="#ffffff" fo:min-height="12.179cm"/>
    </style:style>
    <style:style style:name="P1" style:family="paragraph">
      <style:text-properties fo:color="#6666ff"/>
    </style:style>
    <style:style style:name="P2" style:family="paragraph">
      <loext:graphic-properties draw:fill-color="#ffffff"/>
    </style:style>
    <style:style style:name="P3" style:family="paragraph">
      <style:text-properties fo:color="#ff6666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color="#ff3300" fo:font-size="32pt" style:font-size-asian="32pt" style:font-size-complex="32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text-properties fo:font-size="22pt"/>
    </style:style>
    <style:style style:name="P8" style:family="paragraph">
      <loext:graphic-properties draw:fill="none"/>
      <style:text-properties fo:font-size="22pt" style:font-size-asian="22pt" style:font-size-complex="22pt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color="#6666ff"/>
    </style:style>
    <style:style style:name="T2" style:family="text">
      <style:text-properties fo:color="#ff6666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ff3300" fo:font-size="32pt" style:font-size-asian="32pt" style:font-size-complex="32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399cm" svg:height="5.6cm" svg:x="1.401cm" svg:y="7.4cm" presentation:class="title" presentation:user-transformed="true">
          <draw:text-box>
            <text:p><text:span text:style-name="T1">PDFBOX Digital Signatu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2">What is PDFBox?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DFBox is an open-source Java library</text:p>
              </text:list-item>
              <text:list-item>
                <text:p>It can be used to create, render, print, split, merge, alter, verify and extract text and meta-data of PDF files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3" draw:layer="layout" svg:width="25.199cm" svg:height="3.506cm" svg:x="1.4cm" svg:y="0.837cm" presentation:class="title">
          <draw:text-box>
            <text:p><text:span text:style-name="T2">What is Digital Signature?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 digital signature is a mathematical technique used to validate the authenticity and integrity of a message, software or digital document.</text:p>
              </text:list-item>
              <text:list-item>
                <text:p>Digital signature offers far more inherent security, and it is intended to solve the problem of tampering <text:s/>in digital communications.</text:p>
              </text:list-item>
              <text:list-item>
                <text:p>Digital signatures can provide the added assurances of evidence of origin, identity and status of an electronic documen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text-style-name="P3" draw:layer="layout" svg:width="25.199cm" svg:height="3.506cm" svg:x="1.4cm" svg:y="0.837cm" presentation:class="title">
          <draw:text-box>
            <text:p><text:span text:style-name="T2">How digital signature works?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Digital signatures are based on public key cryptography, also </text:span><text:span text:style-name="T3">known as asymmetric cryptography. Using a public key </text:span><text:span text:style-name="T3">algorithm, such as RSA, one can generate two keys that are </text:span><text:span text:style-name="T3">mathematically linked: one private and one public.</text:span></text:p>
              </text:list-item>
              <text:list-item>
                <text:p><text:span text:style-name="T3">The individual who is creating the digital signature uses their </text:span><text:span text:style-name="T3">own private key to encrypt signature-related data; the only way </text:span><text:span text:style-name="T3">to decrypt that data is with the signer's public key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text-style-name="P5" draw:layer="layout" svg:width="25.199cm" svg:height="3.506cm" svg:x="1.4cm" svg:y="0.837cm" presentation:class="title" presentation:user-transformed="true">
          <draw:text-box>
            <text:p><text:span text:style-name="T4">DocMDPPermissions</text:span><text:span text:style-name="T4"><text:line-break/></text:span><text:span text:style-name="T4">(Document modification detection and prevention)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These permissions are applied when the document </text:span><text:span text:style-name="T5">contains a certifying signature. DocMDP certifying </text:span><text:span text:style-name="T5">signatures have one of three permission levels.</text:span></text:p>
              </text:list-item>
              <text:list-item>
                <text:p><text:span text:style-name="T5">- 1 Does not allow any changes.</text:span></text:p>
              </text:list-item>
              <text:list-item>
                <text:p><text:span text:style-name="T5">- 2 Allows filling in existing form fields and signatures.</text:span></text:p>
              </text:list-item>
              <text:list-item>
                <text:p><text:span text:style-name="T5">- 3 Allows filling in existing form fields and signatures, and </text:span><text:span text:style-name="T5">creating, deleting, and modifying annota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text-style-name="P3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X 509 certificate</text:span></text:p>
              </text:list-header>
            </text:list>
          </draw:text-box>
        </draw:frame>
        <draw:frame presentation:style-name="pr4" draw:layer="layout" svg:width="25.199cm" svg:height="12.179cm" svg:x="1.4cm" svg:y="5.114cm" presentation:class="outline" presentation:user-transformed="true">
          <draw:text-box>
            <text:list text:style-name="L2">
              <text:list-header>
                <text:p>An X.509 certificate is a digital certificate that uses the widely accepted international X.509 public key infrastructure (PKI) standard to verify that a public key belongs to the user, computer or service identity contained within the certificate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text-style-name="P3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PKCS 12</text:span>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In cryptography, PKCS #12 defines an archive file </text:span><text:span text:style-name="T6">format for storing many cryptography objects as a </text:span><text:span text:style-name="T6">single file. </text:span></text:p>
              </text:list-item>
              <text:list-item>
                <text:p><text:span text:style-name="T6">It is commonly used to bundle a private key with its </text:span><text:span text:style-name="T6">X.509 certificate or to bundle all the members of a </text:span><text:span text:style-name="T6">chain of trust. </text:span></text:p>
              </text:list-item>
              <text:list-item>
                <text:p><text:span text:style-name="T6">A PKCS #12 file may be encrypted and signed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5" draw:text-style-name="P3" draw:layer="layout" svg:width="25.199cm" svg:height="3.506cm" svg:x="1.4cm" svg:y="0.837cm" presentation:class="title">
          <draw:text-box>
            <text:p><text:span text:style-name="T2">Command line</text:span></text:p>
          </draw:text-box>
        </draw:frame>
        <draw:frame presentation:style-name="pr6" draw:text-style-name="P2" draw:layer="layout" svg:width="25.199cm" svg:height="12.179cm" svg:x="1.4cm" svg:y="4.914cm">
          <draw:text-box>
            <text:p>PKCS 12 file generation:</text:p>
            <text:p/>
            <text:p>keytool -storepass 123456(pin) </text:p>
            <text:p>-storetype PKCS12 </text:p>
            <text:p>-keystore file.p12 (file name)</text:p>
            <text:p>-genkey -alias client </text:p>
            <text:p>-keyalg RSA</text:p>
            <text:p><text:s text:c="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2" draw:text-style-name="P8" draw:layer="layout" svg:width="26.563cm" svg:height="17.787cm" svg:x="0.837cm" svg:y="2.013cm">
          <draw:text-box>
            <text:p text:style-name="P7"><text:span text:style-name="T7">public FinalSignature(KeyStore keystore, char[] pin)</text:span></text:p>
            <text:p text:style-name="P7"><text:span text:style-name="T7"><text:s text:c="12"/></text:span><text:span text:style-name="T7">throws KeyStoreException, UnrecoverableKeyException, NoSuchAlgorithmException, IOException, CertificateException</text:span></text:p>
            <text:p text:style-name="P7"><text:span text:style-name="T7"><text:s text:c="4"/></text:span><text:span text:style-name="T7">{</text:span></text:p>
            <text:p text:style-name="P7"><text:span text:style-name="T7"><text:s text:c="10"/></text:span><text:span text:style-name="T7">Enumeration&lt;String&gt; aliases = keystore.aliases();</text:span></text:p>
            <text:p text:style-name="P7"><text:span text:style-name="T7"><text:s text:c="10"/></text:span><text:span text:style-name="T7">String alias = null;</text:span></text:p>
            <text:p text:style-name="P7"><text:span text:style-name="T7"><text:s text:c="10"/></text:span><text:span text:style-name="T7">if (aliases.hasMoreElements())</text:span></text:p>
            <text:p text:style-name="P7"><text:span text:style-name="T7"><text:s text:c="10"/></text:span><text:span text:style-name="T7">{</text:span></text:p>
            <text:p text:style-name="P7"><text:span text:style-name="T7"><text:s text:c="14"/></text:span><text:span text:style-name="T7">alias = aliases.nextElement();</text:span></text:p>
            <text:p text:style-name="P7"><text:span text:style-name="T7"><text:s text:c="10"/></text:span><text:span text:style-name="T7">}</text:span></text:p>
            <text:p text:style-name="P7"><text:span text:style-name="T7"><text:s text:c="10"/></text:span><text:span text:style-name="T7">else</text:span></text:p>
            <text:p text:style-name="P7"><text:span text:style-name="T7"><text:s text:c="10"/></text:span><text:span text:style-name="T7">{</text:span></text:p>
            <text:p text:style-name="P7"><text:span text:style-name="T7"><text:s text:c="14"/></text:span><text:span text:style-name="T7">throw new RuntimeException("Could not find alias");</text:span></text:p>
            <text:p text:style-name="P7"><text:span text:style-name="T7"><text:s text:c="10"/></text:span><text:span text:style-name="T7">}</text:span></text:p>
            <text:p text:style-name="P7"><text:span text:style-name="T7"><text:s text:c="10"/></text:span><text:span text:style-name="T7">privateKey = (PrivateKey) keystore.getKey(alias, pin);</text:span></text:p>
            <text:p text:style-name="P7"><text:span text:style-name="T7"><text:s text:c="10"/></text:span><text:span text:style-name="T7">certificateChain = keystore.getCertificateChain(alias);</text:span></text:p>
            <text:p text:style-name="P7"><text:span text:style-name="T7"><text:s text:c="8"/></text:span><text:span text:style-name="T7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6T10:36:30.072563204</meta:creation-date>
    <dc:date>2018-11-19T18:08:01.664321387</dc:date>
    <meta:editing-duration>PT5H52M7S</meta:editing-duration>
    <meta:editing-cycles>2</meta:editing-cycles>
    <meta:generator>LibreOffice/5.1.6.2$Linux_X86_64 LibreOffice_project/10m0$Build-2</meta:generator>
    <meta:document-statistic meta:object-count="55"/>
  </office:meta>
</office:document-meta>
</file>